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32cm"/>
    </style:style>
    <style:style style:name="gr6" style:family="graphic" style:parent-style-name="standard">
      <style:graphic-properties draw:stroke="none" svg:stroke-color="#000000" draw:fill="none" draw:fill-color="#ffffff" fo:min-height="1.751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15.65cm" svg:x2="2.1cm" svg:y2="1.55cm">
          <text:p/>
        </draw:line>
        <draw:line draw:style-name="gr1" draw:text-style-name="P1" xml:id="id1" draw:id="id1" draw:layer="layout" svg:x1="2.2cm" svg:y1="15.45cm" svg:x2="18.6cm" svg:y2="15.35cm">
          <text:p/>
        </draw:line>
        <draw:connector draw:style-name="gr2" draw:text-style-name="P1" draw:layer="layout" draw:type="curve" draw:line-skew="7.19cm" svg:x1="2.2cm" svg:y1="15.4cm" svg:x2="15.287cm" svg:y2="6.461cm" draw:start-shape="id1" draw:start-glue-point="3" svg:d="m2200 15400c10033 0 3490-8939 13087-8939" svg:viewBox="0 0 13088 8940">
          <text:p/>
        </draw:connector>
        <draw:connector draw:style-name="gr3" draw:text-style-name="P1" draw:layer="layout" draw:type="curve" svg:x1="2.369cm" svg:y1="12.997cm" svg:x2="13.8cm" svg:y2="4.15cm" draw:end-shape="id2" draw:end-glue-point="0" svg:d="m2369 12997c7713 0 1998-8847 11431-8847" svg:viewBox="0 0 11432 8848">
          <text:p/>
        </draw:connector>
        <draw:connector draw:style-name="gr2" draw:text-style-name="P1" draw:layer="layout" draw:type="curve" draw:line-skew="-2.605cm" svg:x1="2.2cm" svg:y1="10.551cm" svg:x2="15.209cm" svg:y2="1.441cm" svg:d="m2200 10551c5850 0-654-9110 13009-9110" svg:viewBox="0 0 13010 9111">
          <text:p/>
        </draw:connector>
        <draw:line draw:style-name="gr4" draw:text-style-name="P1" draw:layer="layout" svg:x1="13.8cm" svg:y1="1.55cm" svg:x2="13.8cm" svg:y2="3.95cm">
          <text:p/>
        </draw:line>
        <draw:line draw:style-name="gr4" draw:text-style-name="P1" xml:id="id2" draw:id="id2" draw:layer="layout" svg:x1="13.8cm" svg:y1="4.15cm" svg:x2="13.8cm" svg:y2="6.55cm">
          <text:p/>
        </draw:line>
        <draw:frame draw:style-name="gr5" draw:text-style-name="P2" draw:layer="layout" svg:width="1.8cm" svg:height="1.826cm" svg:x="14cm" svg:y="4.224cm">
          <draw:text-box>
            <text:p><text:span text:style-name="T1">ε</text:span></text:p>
          </draw:text-box>
        </draw:frame>
        <draw:frame draw:style-name="gr5" draw:text-style-name="P2" draw:layer="layout" svg:width="1.8cm" svg:height="1.826cm" svg:x="14cm" svg:y="1.824cm">
          <draw:text-box>
            <text:p><text:span text:style-name="T1">ε</text:span></text:p>
          </draw:text-box>
        </draw:frame>
        <draw:connector draw:style-name="gr3" draw:text-style-name="P1" draw:layer="layout" draw:type="curve" svg:x1="13.8cm" svg:y1="4.15cm" svg:x2="16.026cm" svg:y2="4.165cm" draw:start-shape="id2" draw:start-glue-point="0" svg:d="m13800 4150c2157 0 1044 15 2226 15" svg:viewBox="0 0 2227 16">
          <text:p/>
        </draw:connector>
        <draw:frame draw:style-name="gr6" draw:text-style-name="P3" draw:layer="layout" svg:width="3.1cm" svg:height="2.05cm" svg:x="16.2cm" svg:y="3.4cm">
          <draw:text-box>
            <text:p><text:span text:style-name="T2">f(x)</text:span></text:p>
          </draw:text-box>
        </draw:frame>
        <draw:frame draw:style-name="gr5" draw:text-style-name="P2" draw:layer="layout" svg:width="1.8cm" svg:height="1.826cm" svg:x="14cm" svg:y="4.224cm">
          <draw:text-box>
            <text:p><text:span text:style-name="T1">ε</text:span></text:p>
          </draw:text-box>
        </draw:frame>
        <draw:frame draw:style-name="gr7" draw:text-style-name="P3" draw:layer="layout" svg:width="3.1cm" svg:height="2.05cm" svg:x="0.5cm" svg:y="1.1cm">
          <draw:text-box>
            <text:p><text:span text:style-name="T2">y</text:span></text:p>
          </draw:text-box>
        </draw:frame>
        <draw:frame draw:style-name="gr7" draw:text-style-name="P3" draw:layer="layout" svg:width="3.1cm" svg:height="2.05cm" svg:x="17.1cm" svg:y="15.55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3-27T14:42:56</meta:creation-date>
    <dc:date>2013-04-04T16:54:23</dc:date>
    <dc:creator>Karina </dc:creator>
    <meta:editing-duration>PT5M52S</meta:editing-duration>
    <meta:editing-cycles>3</meta:editing-cycles>
    <meta:generator>LibreOffice/3.5$Linux_x86 LibreOffice_project/350m1$Build-2</meta:generator>
    <meta:document-statistic meta:object-count="14"/>
  </office:meta>
</office:document-meta>
</file>